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5b681" officeooo:paragraph-rsid="00020497"/>
    </style:style>
    <style:style style:name="P3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T1" style:family="text">
      <style:text-properties officeooo:rsid="0012c66c"/>
    </style:style>
    <style:style style:name="T2" style:family="text">
      <style:text-properties officeooo:rsid="00074cb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1. 测试电脑信息</text:span>:</text:p>
      <text:p text:style-name="P2">--Type: Cyclone1.0 -SI -SKU<text:span text:style-name="T1">6</text:span></text:p>
      <text:p text:style-name="P2">--SN: <text:span text:style-name="T1">73319SI0KK</text:span></text:p>
      <text:p text:style-name="Standard"/>
      <text:p text:style-name="P6">2. 测试详情列表：</text:p>
      <text:p text:style-name="Standard"><draw:frame draw:style-name="fr1" draw:name="Object1" text:anchor-type="paragraph" svg:x="0.4071in" svg:y="0.1898in" svg:width="6.1811in" svg:height="6.3173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4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4-07-15T16:29:39.935451127</dc:date>
    <dc:creator>xiaojun </dc:creator>
    <meta:editing-duration>PT22M28S</meta:editing-duration>
    <meta:editing-cycles>3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2" meta:character-count="118" meta:non-whitespace-character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Droid Sans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4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6-02" calcext:value-type="date">
            <text:p>2013-06-02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1" office:value-type="string" calcext:value-type="string">
            <text:p>2013-6-04—2013-6-05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3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6-06" calcext:value-type="date">
            <text:p>2013-06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6-07" calcext:value-type="date">
            <text:p>2013-06-07</text:p>
          </table:table-cell>
          <table:table-cell table:style-name="ce1" office:value-type="string" calcext:value-type="string">
            <text:p>孙研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6-08" calcext:value-type="date">
            <text:p>2013-06-08</text:p>
          </table:table-cell>
          <table:table-cell table:style-name="ce1" office:value-type="string" calcext:value-type="string">
            <text:p>孙研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6-09" calcext:value-type="date">
            <text:p>2013-06-09</text:p>
          </table:table-cell>
          <table:table-cell table:style-name="ce1" office:value-type="string" calcext:value-type="string">
            <text:p>孙研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6-10" calcext:value-type="date">
            <text:p>2013-06-10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6-11" calcext:value-type="date">
            <text:p>2013-06-1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6-12" calcext:value-type="date">
            <text:p>2013-06-12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6-13" calcext:value-type="date">
            <text:p>2013-06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6-13" calcext:value-type="date">
            <text:p>2013-06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6-13" calcext:value-type="date">
            <text:p>2013-06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6-14" calcext:value-type="date">
            <text:p>2013-06-14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6-15" calcext:value-type="date">
            <text:p>2013-06-15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6-16" calcext:value-type="date">
            <text:p>2013-06-1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6-17" calcext:value-type="date">
            <text:p>2013-06-17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6-18" calcext:value-type="date">
            <text:p>2013-06-18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6-19" calcext:value-type="date">
            <text:p>2013-06-19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6-20" calcext:value-type="date">
            <text:p>2013-06-20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6-21" calcext:value-type="date">
            <text:p>2013-06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0000-00-00T16:23:22.286444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